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-serif" svg:font-family="sans-serif"/>
    <style:font-face style:name="FreeSans" svg:font-family="FreeSans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San serif" svg:font-family="'San serif'" style:font-family-generic="swiss"/>
    <style:font-face style:name="San-serif" svg:font-family="San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San-serif" fo:font-size="14pt" fo:font-weight="normal" officeooo:paragraph-rsid="001e1c2f" style:font-name-asian="Courier" style:font-size-asian="14pt" style:font-weight-asian="normal" style:font-name-complex="Courier" style:font-size-complex="14pt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San-serif" fo:font-size="14pt" fo:font-weight="normal" officeooo:paragraph-rsid="001e1c2f" style:font-name-asian="Courier" style:font-size-asian="14pt" style:font-weight-asian="normal" style:font-name-complex="Courier" style:font-size-complex="14pt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San-serif" fo:font-size="14pt" fo:font-weight="normal" officeooo:rsid="001e3c81" officeooo:paragraph-rsid="001e3c81" style:font-name-asian="Courier" style:font-size-asian="14pt" style:font-weight-asian="normal" style:font-name-complex="Courier" style:font-size-complex="14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San-serif" fo:font-size="14pt" fo:font-weight="normal" officeooo:rsid="001e1c2f" officeooo:paragraph-rsid="001e3c81" style:font-name-asian="Courier" style:font-size-asian="14pt" style:font-weight-asian="normal" style:font-name-complex="Courier" style:font-size-complex="14pt" style:font-weight-complex="normal"/>
    </style:style>
    <style:style style:name="T1" style:family="text">
      <style:text-properties officeooo:rsid="001e3c81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incipal Joy Dardenelle</text:p>
      <text:p text:style-name="P4">Farlone View Elementary School</text:p>
      <text:p text:style-name="P4"><text:span text:style-name="T2">1100 Le Conte</text:span></text:p>
      <text:p text:style-name="P4"><text:span text:style-name="T2">Montara, Ca. 94037</text:span></text:p>
      <text:p text:style-name="P4"><text:span text:style-name="T2"/></text:p>
      <text:p text:style-name="P2">Dear <text:span text:style-name="T1">Principal Dardenelle</text:span>:</text:p>
      <text:p text:style-name="P2"/>
      <text:p text:style-name="P2">We have a number of mutual students so I<text:span text:style-name="T1">'</text:span>ve worked closely with educators to help children develop confidence and become successful in all aspects of their lives. <text:s/>Our program emphasizes character development and positive life skills such as respect, focus and self-discipline. <text:s/></text:p>
      <text:p text:style-name="P2"/>
      <text:p text:style-name="P2">We strongly believe in the value of education. <text:s/>One of the requirements for students to advance in our program is verification that their academic performance and classroom behavior are acceptable to their teacher. <text:s/>When a student is about to earn their next belt rank, we send home a form. <text:s/>On this form, parents authorize your teachers to indicate if the student is being respectful in class and achieving passing grades.</text:p>
      <text:p text:style-name="P2"/>
      <text:p text:style-name="P5">In addition, we offer a wide range of programs to support our local schools. <text:s/>These include free <text:span text:style-name="T1">anti-bullying</text:span> clinics , donations of raffle/auction prizes and fundraisers. <text:s/>I<text:span text:style-name="T1">'</text:span>d be happy to answer any questions you may have. <text:s/>Please feel free to email me at kuksoolwonhmb@gmail.com or call me at (650) 274-2844.</text:p>
      <text:p text:style-name="P5"/>
      <text:p text:style-name="P5"/>
      <text:p text:style-name="P5">Master Paul Carmod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sans-serif" svg:font-family="sans-serif"/>
    <style:font-face style:name="FreeSans" svg:font-family="FreeSans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San serif" svg:font-family="'San serif'" style:font-family-generic="swiss"/>
    <style:font-face style:name="San-serif" svg:font-family="San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5252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6.9252in" svg:height="2.1362in" draw:z-index="0"><draw:image xlink:href="Pictures/100002010000020A000000A134769FC7.png" xlink:type="simple" xlink:show="embed" xlink:actuate="onLoad"/></draw:frame></text:p>
      </style:header>
      <style:footer>
        <text:p text:style-name="MP1">432B Main Street, Half Moon Bay Ca. 94019</text:p>
        <text:p text:style-name="MP1">(650) 726-4132 – kuksoolwonhmb@gmail.com </text:p>
        <text:p text:style-name="MP1">www.hmbma.com </text:p>
      </style:footer>
    </style:master-page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7:47:43.828605782</meta:creation-date>
    <dc:date>2015-08-18T08:12:54.14416793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2" meta:word-count="193" meta:character-count="1239" meta:non-whitespace-character-count="1046"/>
  </office:meta>
</office:document-meta>
</file>